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400000004045C1296F52544359.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List_20_Paragraph" style:list-style-name="WWNum1"/>
    <style:style style:name="P2" style:family="paragraph" style:parent-style-name="Standard">
      <style:text-properties officeooo:rsid="000ef389" officeooo:paragraph-rsid="000ef389"/>
    </style:style>
    <style:style style:name="P3"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officeooo:rsid="000e0820"/>
    </style:style>
    <style:style style:name="T3" style:family="text">
      <style:text-properties officeooo:rsid="000ea21e"/>
    </style:style>
    <style:style style:name="T4" style:family="text">
      <style:text-properties officeooo:rsid="000ef389"/>
    </style:style>
    <style:style style:name="T5" style:family="text">
      <style:text-properties officeooo:rsid="000f39ab"/>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ocumentation IHM :</text:p>
      <text:p text:style-name="Standard"/>
      <text:list xml:id="list1333545306" text:style-name="WWNum1">
        <text:list-item>
          <text:p text:style-name="P1"><text:span text:style-name="T1">Une application ergonomique :</text:span></text:p>
        </text:list-item>
      </text:list>
      <text:p text:style-name="Standard"><draw:frame draw:style-name="fr1" draw:name="Image 1" text:anchor-type="char" svg:x="12.903cm" svg:y="2.071cm" svg:width="0.739cm" svg:height="0.739cm" draw:z-index="0"><draw:image xlink:href="Pictures/10000201000000400000004045C1296F52544359.png" xlink:type="simple" xlink:show="embed" xlink:actuate="onLoad" loext:mime-type="image/png"/></draw:frame>Notre application a comme objectif d’être simple d’utilisation. N’importe qui pourra prendre en main l’application pourra naviguer entre les différentes informations. Les boutons sont clairs et visibles. Ils changent de couleur dès qu’un utilisateur met sa souris dessus. De plus, un sigle peut aider à comprendre l’utilité d’un bouton. </text:p>
      <text:p text:style-name="Standard">Par exemple, ce sigle, connu par tous, correspond à la sauvegarde des données. </text:p>
      <text:p text:style-name="Standard">Nous avons fait le choix d’ouvrir une nouvelle fenêtre à chaque fois que l’o<text:span text:style-name="T2">n</text:span> appuie sur un bouton. Ce choix peut para<text:span text:style-name="T2">î</text:span>tre très peu instinctif mais tout au contraire, ce choix est réfléchi. Un joueur de jeu de rôle a souvent besoin de voir plusieurs compétences en même temps, <text:span text:style-name="T2">afin de connaître toutes les options à sa disposition pour prendre la meilleure décision</text:span>. De plus il peu<text:span text:style-name="T2">t</text:span> déplac<text:span text:style-name="T2">er</text:span> cette fenêtre ou il le souhait<text:span text:style-name="T2">e</text:span> sur son écran. De plus, le m<text:span text:style-name="T2">aître</text:span> d<text:span text:style-name="T2">u</text:span> jeu (celui qui dirige la partie) a <text:span text:style-name="T2">souvent </text:span>besoin d’avoir devant lui plusieurs profils en même temps. <text:span text:style-name="T2">En effet, les joueur et joueuses ont des personnages différents, ayant chacun leurs profils. Donc, la possibilité d’avoir plusieurs fenêtres nous a semblé être la meilleures options</text:span>. </text:p>
      <text:p text:style-name="Standard">Nous avons décidé d’utiliser des doubles cli<text:span text:style-name="T3">c</text:span>s pour pouvoir afficher le détail des personnages. <text:span text:style-name="T3">En effet, puisque l’application peut ouvrir plusieurs fenêtres, nous avons pensé qu’il serait plus pratique d’avoir cette « sécurité » pour</text:span> l’utilisateu<text:span text:style-name="T4">r</text:span>.</text:p>
      <text:list xml:id="list145734321757129" text:continue-numbering="true" text:style-name="WWNum1">
        <text:list-item>
          <text:p text:style-name="P1"><text:span text:style-name="T1">Une application qui prend en compte l’accessibilité </text:span></text:p>
        </text:list-item>
      </text:list>
      <text:p text:style-name="Standard">L’application est <text:span text:style-name="T4">faite pour être </text:span>accessible à tous malgré le fait que les utilisateurs sont assez ciblés. </text:p>
      <text:p text:style-name="P2">Par exemple, l’entièreté de l’application est navigable via le clavier. <text:span text:style-name="T5">Aussi, certains boutons ont été faits pour réagir à l’appui sur la touche entrée pour valider.</text:span></text:p>
      <text:p text:style-name="List_20_Paragrap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artin MAULUS</meta:initial-creator>
    <meta:editing-cycles>9</meta:editing-cycles>
    <meta:creation-date>2021-06-04T08:24:00</meta:creation-date>
    <dc:date>2021-06-04T14:55:52.650000000</dc:date>
    <meta:editing-duration>PT38M16S</meta:editing-duration>
    <meta:generator>LibreOffice/6.4.7.2$Windows_X86_64 LibreOffice_project/639b8ac485750d5696d7590a72ef1b496725cfb5</meta:generator>
    <meta:document-statistic meta:table-count="0" meta:image-count="1" meta:object-count="0" meta:page-count="1" meta:paragraph-count="9" meta:word-count="283" meta:character-count="1789" meta:non-whitespace-character-count="1512"/>
    <meta:user-defined meta:name="AppVersion">16.0000</meta:user-defined>
    <meta:user-defined meta:name="Company">Universite Clermont Auvergn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